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3.157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ffff00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7" table:default-cell-style-name="Default"/>
        <table:table-row table:style-name="ro2">
          <table:table-cell table:style-name="ce1" office:value-type="string" table:number-columns-spanned="1" table:number-rows-spanned="2">
            <text:p>Sub</text:p>
          </table:table-cell>
          <table:table-cell table:style-name="ce1" office:value-type="string" table:number-columns-spanned="1" table:number-rows-spanned="2">
            <text:p>Num tracks</text:p>
          </table:table-cell>
          <table:table-cell table:style-name="ce1" office:value-type="string" table:number-columns-spanned="1" table:number-rows-spanned="2">
            <text:p><text:s/>Used tracks</text:p>
          </table:table-cell>
          <table:table-cell table:style-name="ce1" office:value-type="string" table:number-columns-spanned="1" table:number-rows-spanned="2">
            <text:p>Num prototye</text:p>
          </table:table-cell>
          <table:table-cell table:style-name="ce1" office:value-type="string" table:number-columns-spanned="1" table:number-rows-spanned="2">
            <text:p><text:s text:c="3"/>Prototye <text:s text:c="2"/>policy</text:p>
          </table:table-cell>
          <table:table-cell table:style-name="ce1" office:value-type="string" table:number-columns-spanned="1" table:number-rows-spanned="2">
            <text:p>Num of clusters</text:p>
          </table:table-cell>
          <table:table-cell table:style-name="ce1" office:value-type="string" table:number-columns-spanned="5" table:number-rows-spanned="1">
            <text:p>Time (s)</text:p>
          </table:table-cell>
          <table:covered-table-cell table:number-columns-repeated="4" table:style-name="ce9"/>
          <table:table-cell table:style-name="ce4"/>
          <table:table-cell table:number-columns-repeated="6"/>
        </table:table-row>
        <table:table-row table:style-name="ro3">
          <table:covered-table-cell table:number-columns-repeated="6" table:style-name="ce1"/>
          <table:table-cell table:style-name="ce1" office:value-type="string">
            <text:p>Disimilarity</text:p>
          </table:table-cell>
          <table:table-cell table:style-name="ce9" office:value-type="string">
            <text:p><text:s text:c="4"/>k-means <text:s text:c="4"/>(k-means++)</text:p>
          </table:table-cell>
          <table:table-cell table:style-name="ce9" office:value-type="string">
            <text:p>minibatch kmean (k-means++)</text:p>
          </table:table-cell>
          <table:table-cell table:style-name="ce9" office:value-type="string">
            <text:p><text:s text:c="2"/>k-means <text:s text:c="2"/>(random)</text:p>
          </table:table-cell>
          <table:table-cell table:style-name="ce9" office:value-type="string">
            <text:p>minibatch kmean (random)</text:p>
          </table:table-cell>
          <table:table-cell table:number-columns-repeated="7"/>
        </table:table-row>
        <table:table-row table:style-name="ro4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0.732507944107">
            <text:p>0.7325079441</text:p>
          </table:table-cell>
          <table:table-cell table:style-name="ce1" office:value-type="float" office:value="3.93136191368">
            <text:p>3.9313619137</text:p>
          </table:table-cell>
          <table:table-cell table:style-name="ce1" office:value-type="float" office:value="1.9659280777">
            <text:p>1.9659280777</text:p>
          </table:table-cell>
          <table:table-cell office:value-type="float" office:value="1.46888017654">
            <text:p>1.4688801765</text:p>
          </table:table-cell>
          <table:table-cell office:value-type="float" office:value="0.820595026016">
            <text:p>0.820595026</text:p>
          </table:table-cell>
          <table:table-cell table:number-columns-repeated="7"/>
        </table:table-row>
        <table:table-row table:style-name="ro5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.36068201065">
            <text:p>2.3606820107</text:p>
          </table:table-cell>
          <table:table-cell table:style-name="ce1" office:value-type="float" office:value="23.6614661217">
            <text:p>23.6614661217</text:p>
          </table:table-cell>
          <table:table-cell table:style-name="ce1" office:value-type="float" office:value="3.35749602318">
            <text:p>3.3574960232</text:p>
          </table:table-cell>
          <table:table-cell office:value-type="float" office:value="16.3630731106">
            <text:p>16.3630731106</text:p>
          </table:table-cell>
          <table:table-cell office:value-type="float" office:value="1.78994584084">
            <text:p>1.7899458408</text:p>
          </table:table-cell>
          <table:table-cell table:number-columns-repeated="7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.81517887115">
            <text:p>5.8151788712</text:p>
          </table:table-cell>
          <table:table-cell table:style-name="ce1" office:value-type="float" office:value="60.9372627735">
            <text:p>60.9372627735</text:p>
          </table:table-cell>
          <table:table-cell table:style-name="ce1" office:value-type="float" office:value="2.04472899437">
            <text:p>2.0447289944</text:p>
          </table:table-cell>
          <table:table-cell office:value-type="float" office:value="46.9069981575">
            <text:p>46.9069981575</text:p>
          </table:table-cell>
          <table:table-cell office:value-type="float" office:value="2.35107898712">
            <text:p>2.3510789871</text:p>
          </table:table-cell>
          <table:table-cell table:number-columns-repeated="7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.7874789238">
            <text:p>6.7874789238</text:p>
          </table:table-cell>
          <table:table-cell table:style-name="ce1" office:value-type="float" office:value="111.133988142">
            <text:p>111.133988142</text:p>
          </table:table-cell>
          <table:table-cell table:style-name="ce1" office:value-type="float" office:value="2.1040430069">
            <text:p>2.1040430069</text:p>
          </table:table-cell>
          <table:table-cell office:value-type="float" office:value="98.1477191448">
            <text:p>98.1477191448</text:p>
          </table:table-cell>
          <table:table-cell office:value-type="float" office:value="0.651743173599">
            <text:p>0.6517431736</text:p>
          </table:table-cell>
          <table:table-cell table:number-columns-repeated="7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74.565278053">
            <text:p>174.565278053</text:p>
          </table:table-cell>
          <table:table-cell table:style-name="ce10" office:value-type="string">
            <text:p>N/A</text:p>
          </table:table-cell>
          <table:table-cell office:value-type="float" office:value="36.9317028522">
            <text:p>36.9317028522</text:p>
          </table:table-cell>
          <table:table-cell table:style-name="ce12" office:value-type="string">
            <text:p>N/A</text:p>
          </table:table-cell>
          <table:table-cell office:value-type="float" office:value="42.9635140896">
            <text:p>42.9635140896</text:p>
          </table:table-cell>
          <table:table-cell table:number-columns-repeated="7"/>
        </table:table-row>
        <table:table-row table:style-name="ro7">
          <table:table-cell table:style-name="ce1" table:number-columns-repeated="2"/>
          <table:table-cell table:style-name="ce5"/>
          <table:table-cell table:style-name="ce1" table:number-columns-repeated="4"/>
          <table:table-cell table:style-name="ce11"/>
          <table:table-cell/>
          <table:table-cell table:style-name="ce13"/>
          <table:table-cell table:number-columns-repeated="8"/>
        </table:table-row>
        <table:table-row table:style-name="ro2">
          <table:table-cell table:number-columns-repeated="2"/>
          <table:table-cell office:value-type="float" office:value="500">
            <text:p>500</text:p>
          </table:table-cell>
          <table:table-cell table:style-name="ce8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office:value-type="float" office:value="0.355315923691">
            <text:p>0.3553159237</text:p>
          </table:table-cell>
          <table:table-cell office:value-type="float" office:value="0.478286981583">
            <text:p>0.4782869816</text:p>
          </table:table-cell>
          <table:table-cell office:value-type="float" office:value="0.314777851105">
            <text:p>0.3147778511</text:p>
          </table:table-cell>
          <table:table-cell office:value-type="float" office:value="0.28836107254">
            <text:p>0.2883610725</text:p>
          </table:table-cell>
          <table:table-cell office:value-type="float" office:value="0.21186709404">
            <text:p>0.211867094</text:p>
          </table:table-cell>
          <table:table-cell table:number-columns-repeated="7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office:value-type="float" office:value="0.438951969147">
            <text:p>0.4389519691</text:p>
          </table:table-cell>
          <table:table-cell office:value-type="float" office:value="0.943390130997">
            <text:p>0.943390131</text:p>
          </table:table-cell>
          <table:table-cell office:value-type="float" office:value="0.37358379364">
            <text:p>0.3735837936</text:p>
          </table:table-cell>
          <table:table-cell office:value-type="float" office:value="0.584991931915">
            <text:p>0.5849919319</text:p>
          </table:table-cell>
          <table:table-cell office:value-type="float" office:value="0.237576961517">
            <text:p>0.2375769615</text:p>
          </table:table-cell>
          <table:table-cell table:number-columns-repeated="7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.0671980381">
            <text:p>3.0671980381</text:p>
          </table:table-cell>
          <table:table-cell table:style-name="ce1" office:value-type="float" office:value="7.43193817139">
            <text:p>7.4319381714</text:p>
          </table:table-cell>
          <table:table-cell table:style-name="ce1" office:value-type="float" office:value="0.55425786972">
            <text:p>0.5542578697</text:p>
          </table:table-cell>
          <table:table-cell office:value-type="float" office:value="6.11223387718">
            <text:p>6.1122338772</text:p>
          </table:table-cell>
          <table:table-cell office:value-type="float" office:value="0.43736410141">
            <text:p>0.4373641014</text:p>
          </table:table-cell>
          <table:table-cell table:number-columns-repeated="7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.27923488617">
            <text:p>5.2792348862</text:p>
          </table:table-cell>
          <table:table-cell table:style-name="ce1" office:value-type="float" office:value="16.8813450336">
            <text:p>16.8813450336</text:p>
          </table:table-cell>
          <table:table-cell table:style-name="ce1" office:value-type="float" office:value="1.05091905594">
            <text:p>1.0509190559</text:p>
          </table:table-cell>
          <table:table-cell office:value-type="float" office:value="14.4005291462">
            <text:p>14.4005291462</text:p>
          </table:table-cell>
          <table:table-cell office:value-type="float" office:value="0.637657880783">
            <text:p>0.6376578808</text:p>
          </table:table-cell>
          <table:table-cell table:number-columns-repeated="7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.75712895393">
            <text:p>6.7571289539</text:p>
          </table:table-cell>
          <table:table-cell table:style-name="ce1" office:value-type="float" office:value="32.4319250584">
            <text:p>32.4319250584</text:p>
          </table:table-cell>
          <table:table-cell table:style-name="ce1" office:value-type="float" office:value="1.10410094261">
            <text:p>1.1041009426</text:p>
          </table:table-cell>
          <table:table-cell office:value-type="float" office:value="29.9079461098">
            <text:p>29.9079461098</text:p>
          </table:table-cell>
          <table:table-cell office:value-type="float" office:value="0.695086956024">
            <text:p>0.695086956</text:p>
          </table:table-cell>
          <table:table-cell table:number-columns-repeated="7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74.486075878">
            <text:p>174.486075878</text:p>
          </table:table-cell>
          <table:table-cell table:style-name="ce10" office:value-type="string">
            <text:p>N/A</text:p>
          </table:table-cell>
          <table:table-cell table:style-name="ce1" office:value-type="float" office:value="24.7936301231">
            <text:p>24.7936301231</text:p>
          </table:table-cell>
          <table:table-cell table:style-name="ce12" office:value-type="string">
            <text:p>N/A</text:p>
          </table:table-cell>
          <table:table-cell office:value-type="float" office:value="21.7540850639">
            <text:p>21.7540850639</text:p>
          </table:table-cell>
          <table:table-cell table:number-columns-repeated="7"/>
        </table:table-row>
        <table:table-row table:style-name="ro7">
          <table:table-cell table:style-name="ce1" table:number-columns-repeated="9"/>
          <table:table-cell table:number-columns-repeated="9"/>
        </table:table-row>
        <table:table-row table:style-name="ro7">
          <table:table-cell table:style-name="ce1"/>
          <table:table-cell table:style-name="ce4" office:value-type="string">
            <text:p>*Note: batch size is 100</text:p>
          </table:table-cell>
          <table:table-cell table:style-name="ce1" table:number-columns-repeated="7"/>
          <table:table-cell table:number-columns-repeated="9"/>
        </table:table-row>
        <table:table-row table:style-name="ro7" table:number-rows-repeated="2">
          <table:table-cell table:style-name="ce1" table:number-columns-repeated="9"/>
          <table:table-cell table:number-columns-repeated="9"/>
        </table:table-row>
        <table:table-row table:style-name="ro2">
          <table:table-cell table:style-name="ce2" office:value-type="string" table:number-columns-spanned="5" table:number-rows-spanned="1">
            <text:p>Compute medoids from centroids</text:p>
          </table:table-cell>
          <table:covered-table-cell table:number-columns-repeated="4" table:style-name="ce1"/>
          <table:table-cell table:style-name="ce1" table:number-columns-repeated="4"/>
          <table:table-cell table:number-columns-repeated="9"/>
        </table:table-row>
        <table:table-row table:style-name="ro2">
          <table:table-cell table:style-name="ce1" office:value-type="string" table:number-columns-spanned="1" table:number-rows-spanned="2">
            <text:p>Sub</text:p>
          </table:table-cell>
          <table:table-cell table:style-name="ce1" office:value-type="string" table:number-columns-spanned="1" table:number-rows-spanned="2">
            <text:p>Num tracks</text:p>
          </table:table-cell>
          <table:table-cell table:style-name="ce1" office:value-type="string" table:number-columns-spanned="1" table:number-rows-spanned="2">
            <text:p><text:s/>Used tracks</text:p>
          </table:table-cell>
          <table:table-cell table:style-name="ce1" office:value-type="string" table:number-columns-spanned="1" table:number-rows-spanned="2">
            <text:p>Num prototye</text:p>
          </table:table-cell>
          <table:table-cell table:style-name="ce1" office:value-type="string" table:number-columns-spanned="1" table:number-rows-spanned="2">
            <text:p><text:s text:c="3"/>Prototye <text:s text:c="2"/>policy</text:p>
          </table:table-cell>
          <table:table-cell table:style-name="ce1" office:value-type="string" table:number-columns-spanned="1" table:number-rows-spanned="2">
            <text:p>Num of clusters</text:p>
          </table:table-cell>
          <table:table-cell table:style-name="ce1" office:value-type="string" table:number-columns-spanned="3" table:number-rows-spanned="1">
            <text:p>Time (s)</text:p>
          </table:table-cell>
          <table:covered-table-cell table:number-columns-repeated="2" table:style-name="ce9"/>
          <table:table-cell table:style-name="ce9" table:number-columns-repeated="2"/>
          <table:table-cell table:number-columns-repeated="4"/>
          <table:table-cell table:style-name="ce15" office:value-type="string" table:number-columns-spanned="3" table:number-rows-spanned="1">
            <text:p>medoids</text:p>
          </table:table-cell>
          <table:covered-table-cell table:number-columns-repeated="2"/>
        </table:table-row>
        <table:table-row table:style-name="ro8">
          <table:covered-table-cell table:number-columns-repeated="6" table:style-name="ce1"/>
          <table:table-cell table:style-name="ce1" office:value-type="string">
            <text:p>Disimilarity</text:p>
          </table:table-cell>
          <table:table-cell table:style-name="ce9" office:value-type="string">
            <text:p>minibatch kmean (random)</text:p>
          </table:table-cell>
          <table:table-cell table:style-name="ce9" office:value-type="string">
            <text:p>medoids from centroids</text:p>
          </table:table-cell>
          <table:table-cell table:style-name="ce9"/>
          <table:table-cell table:style-name="ce9" office:value-type="string">
            <text:p>Num tracks </text:p>
          </table:table-cell>
          <table:table-cell table:style-name="ce1" office:value-type="string">
            <text:p><text:s/>num clusters </text:p>
          </table:table-cell>
          <table:table-cell table:style-name="ce1" office:value-type="string">
            <text:p><text:s/>btree </text:p>
          </table:table-cell>
          <table:table-cell table:style-name="ce1" office:value-type="string">
            <text:p><text:s/>dissimilarity </text:p>
          </table:table-cell>
          <table:table-cell table:style-name="ce1" office:value-type="string">
            <text:p><text:s/>minibatch (random) </text:p>
          </table:table-cell>
          <table:table-cell table:style-name="ce1" office:value-type="string">
            <text:p>medoids (btree)</text:p>
          </table:table-cell>
          <table:table-cell table:style-name="ce1" office:value-type="string">
            <text:p><text:s/>exhaustive search </text:p>
          </table:table-cell>
          <table:table-cell table:style-name="ce1" office:value-type="string">
            <text:p><text:s/>smart exhaustive search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500">
            <text:p>5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0.357899188995">
            <text:p>0.357899189</text:p>
          </table:table-cell>
          <table:table-cell table:style-name="ce7" office:value-type="float" office:value="0.165980100632">
            <text:p>0.1659801006</text:p>
          </table:table-cell>
          <table:table-cell table:style-name="ce7" office:value-type="float" office:value="0.00345182418823">
            <text:p>0.0034518242</text:p>
          </table:table-cell>
          <table:table-cell/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0.000900983810425">
            <text:p>0.0009009838</text:p>
          </table:table-cell>
          <table:table-cell office:value-type="float" office:value="0.356390953064">
            <text:p>0.3563909531</text:p>
          </table:table-cell>
          <table:table-cell office:value-type="float" office:value="0.265540122986">
            <text:p>0.265540123</text:p>
          </table:table-cell>
          <table:table-cell office:value-type="float" office:value="0.00341510772705">
            <text:p>0.0034151077</text:p>
          </table:table-cell>
          <table:table-cell office:value-type="float" office:value="0.00644087791443">
            <text:p>0.0064408779</text:p>
          </table:table-cell>
          <table:table-cell office:value-type="float" office:value="0.00277996063232">
            <text:p>0.0027799606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">
            <text:p>5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0.357899188995">
            <text:p>0.357899189</text:p>
          </table:table-cell>
          <table:table-cell office:value-type="float" office:value="0.457314968109">
            <text:p>0.4573149681</text:p>
          </table:table-cell>
          <table:table-cell office:value-type="float" office:value="0.00977301597595">
            <text:p>0.009773016</text:p>
          </table:table-cell>
          <table:table-cell/>
          <table:table-cell office:value-type="float" office:value="500">
            <text:p>500</text:p>
          </table:table-cell>
          <table:table-cell office:value-type="float" office:value="150">
            <text:p>150</text:p>
          </table:table-cell>
          <table:table-cell office:value-type="float" office:value="0.000900983810425">
            <text:p>0.0009009838</text:p>
          </table:table-cell>
          <table:table-cell office:value-type="float" office:value="0.356390953064">
            <text:p>0.3563909531</text:p>
          </table:table-cell>
          <table:table-cell office:value-type="float" office:value="0.763986825943">
            <text:p>0.7639868259</text:p>
          </table:table-cell>
          <table:table-cell office:value-type="float" office:value="0.00974798202515">
            <text:p>0.009747982</text:p>
          </table:table-cell>
          <table:table-cell office:value-type="float" office:value="0.0192770957947">
            <text:p>0.0192770958</text:p>
          </table:table-cell>
          <table:table-cell office:value-type="float" office:value="0.00708103179932">
            <text:p>0.0070810318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">
            <text:p>5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0.357899188995">
            <text:p>0.357899189</text:p>
          </table:table-cell>
          <table:table-cell office:value-type="float" office:value="0.431632041931">
            <text:p>0.4316320419</text:p>
          </table:table-cell>
          <table:table-cell office:value-type="float" office:value="0.0157639980316">
            <text:p>0.015763998</text:p>
          </table:table-cell>
          <table:table-cell/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0.000900983810425">
            <text:p>0.0009009838</text:p>
          </table:table-cell>
          <table:table-cell office:value-type="float" office:value="0.356390953064">
            <text:p>0.3563909531</text:p>
          </table:table-cell>
          <table:table-cell office:value-type="float" office:value="1.27824997902">
            <text:p>1.278249979</text:p>
          </table:table-cell>
          <table:table-cell office:value-type="float" office:value="0.0158748626709">
            <text:p>0.0158748627</text:p>
          </table:table-cell>
          <table:table-cell office:value-type="float" office:value="0.0318779945374">
            <text:p>0.0318779945</text:p>
          </table:table-cell>
          <table:table-cell office:value-type="float" office:value="0.0112979412079">
            <text:p>0.0112979412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0.39256811142">
            <text:p>0.3925681114</text:p>
          </table:table-cell>
          <table:table-cell table:style-name="ce7" office:value-type="float" office:value="0.192663192749">
            <text:p>0.1926631927</text:p>
          </table:table-cell>
          <table:table-cell table:style-name="ce7" office:value-type="float" office:value="0.00406193733215">
            <text:p>0.0040619373</text:p>
          </table:table-cell>
          <table:table-cell/>
          <table:table-cell table:style-name="ce7" office:value-type="float" office:value="1000">
            <text:p>100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0.00202703475952">
            <text:p>0.0020270348</text:p>
          </table:table-cell>
          <table:table-cell table:style-name="ce7" office:value-type="float" office:value="0.466081857681">
            <text:p>0.4660818577</text:p>
          </table:table-cell>
          <table:table-cell table:style-name="ce7" office:value-type="float" office:value="0.349823951721">
            <text:p>0.3498239517</text:p>
          </table:table-cell>
          <table:table-cell table:style-name="ce7" office:value-type="float" office:value="0.00393986701965">
            <text:p>0.003939867</text:p>
          </table:table-cell>
          <table:table-cell table:style-name="ce7" office:value-type="float" office:value="0.0112860202789">
            <text:p>0.0112860203</text:p>
          </table:table-cell>
          <table:table-cell table:style-name="ce7" office:value-type="float" office:value="0.00352716445923">
            <text:p>0.0035271645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0.39256811142">
            <text:p>0.3925681114</text:p>
          </table:table-cell>
          <table:table-cell office:value-type="float" office:value="0.454462051392">
            <text:p>0.4544620514</text:p>
          </table:table-cell>
          <table:table-cell office:value-type="float" office:value="0.0118050575256">
            <text:p>0.0118050575</text:p>
          </table:table-cell>
          <table:table-cell/>
          <table:table-cell office:value-type="float" office:value="1000">
            <text:p>1000</text:p>
          </table:table-cell>
          <table:table-cell office:value-type="float" office:value="150">
            <text:p>150</text:p>
          </table:table-cell>
          <table:table-cell office:value-type="float" office:value="0.00202703475952">
            <text:p>0.0020270348</text:p>
          </table:table-cell>
          <table:table-cell office:value-type="float" office:value="0.466081857681">
            <text:p>0.4660818577</text:p>
          </table:table-cell>
          <table:table-cell office:value-type="float" office:value="0.910081863403">
            <text:p>0.9100818634</text:p>
          </table:table-cell>
          <table:table-cell office:value-type="float" office:value="0.0113139152527">
            <text:p>0.0113139153</text:p>
          </table:table-cell>
          <table:table-cell office:value-type="float" office:value="0.0343730449677">
            <text:p>0.034373045</text:p>
          </table:table-cell>
          <table:table-cell office:value-type="float" office:value="0.00846600532532">
            <text:p>0.0084660053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0.39256811142">
            <text:p>0.3925681114</text:p>
          </table:table-cell>
          <table:table-cell office:value-type="float" office:value="0.774950027466">
            <text:p>0.7749500275</text:p>
          </table:table-cell>
          <table:table-cell office:value-type="float" office:value="0.0192329883575">
            <text:p>0.0192329884</text:p>
          </table:table-cell>
          <table:table-cell/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office:value-type="float" office:value="0.00202703475952">
            <text:p>0.0020270348</text:p>
          </table:table-cell>
          <table:table-cell office:value-type="float" office:value="0.466081857681">
            <text:p>0.4660818577</text:p>
          </table:table-cell>
          <table:table-cell office:value-type="float" office:value="1.53608894348">
            <text:p>1.5360889435</text:p>
          </table:table-cell>
          <table:table-cell office:value-type="float" office:value="0.018532037735">
            <text:p>0.0185320377</text:p>
          </table:table-cell>
          <table:table-cell office:value-type="float" office:value="0.0560820102692">
            <text:p>0.0560820103</text:p>
          </table:table-cell>
          <table:table-cell office:value-type="float" office:value="0.0131890773773">
            <text:p>0.0131890774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5000">
            <text:p>50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2.59851312637">
            <text:p>2.5985131264</text:p>
          </table:table-cell>
          <table:table-cell table:style-name="ce7" office:value-type="float" office:value="0.280303001404">
            <text:p>0.2803030014</text:p>
          </table:table-cell>
          <table:table-cell table:style-name="ce7" office:value-type="float" office:value="0.00714707374573">
            <text:p>0.0071470737</text:p>
          </table:table-cell>
          <table:table-cell/>
          <table:table-cell table:style-name="ce14" office:value-type="float" office:value="5000">
            <text:p>500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0.0144720077515">
            <text:p>0.0144720078</text:p>
          </table:table-cell>
          <table:table-cell table:style-name="ce7" office:value-type="float" office:value="3.39045596123">
            <text:p>3.3904559612</text:p>
          </table:table-cell>
          <table:table-cell table:style-name="ce7" office:value-type="float" office:value="0.811717987061">
            <text:p>0.8117179871</text:p>
          </table:table-cell>
          <table:table-cell table:style-name="ce7" office:value-type="float" office:value="0.00747799873352">
            <text:p>0.0074779987</text:p>
          </table:table-cell>
          <table:table-cell table:style-name="ce7" office:value-type="float" office:value="0.0752000808716">
            <text:p>0.0752000809</text:p>
          </table:table-cell>
          <table:table-cell table:style-name="ce7" office:value-type="float" office:value="0.00985097885132">
            <text:p>0.0098509789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2.59851312637">
            <text:p>2.5985131264</text:p>
          </table:table-cell>
          <table:table-cell office:value-type="float" office:value="0.790066957474">
            <text:p>0.7900669575</text:p>
          </table:table-cell>
          <table:table-cell office:value-type="float" office:value="0.0196189880371">
            <text:p>0.019618988</text:p>
          </table:table-cell>
          <table:table-cell/>
          <table:table-cell office:value-type="float" office:value="5000">
            <text:p>5000</text:p>
          </table:table-cell>
          <table:table-cell office:value-type="float" office:value="150">
            <text:p>150</text:p>
          </table:table-cell>
          <table:table-cell office:value-type="float" office:value="0.0144720077515">
            <text:p>0.0144720078</text:p>
          </table:table-cell>
          <table:table-cell office:value-type="float" office:value="3.39045596123">
            <text:p>3.3904559612</text:p>
          </table:table-cell>
          <table:table-cell office:value-type="float" office:value="1.26749396324">
            <text:p>1.2674939632</text:p>
          </table:table-cell>
          <table:table-cell office:value-type="float" office:value="0.0205140113831">
            <text:p>0.0205140114</text:p>
          </table:table-cell>
          <table:table-cell office:value-type="float" office:value="0.232568979263">
            <text:p>0.2325689793</text:p>
          </table:table-cell>
          <table:table-cell office:value-type="float" office:value="0.0188601016998">
            <text:p>0.0188601017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2.59851312637">
            <text:p>2.5985131264</text:p>
          </table:table-cell>
          <table:table-cell office:value-type="float" office:value="1.46118807793">
            <text:p>1.4611880779</text:p>
          </table:table-cell>
          <table:table-cell office:value-type="float" office:value="0.0309369564056">
            <text:p>0.0309369564</text:p>
          </table:table-cell>
          <table:table-cell/>
          <table:table-cell office:value-type="float" office:value="5000">
            <text:p>5000</text:p>
          </table:table-cell>
          <table:table-cell office:value-type="float" office:value="250">
            <text:p>250</text:p>
          </table:table-cell>
          <table:table-cell office:value-type="float" office:value="0.0144720077515">
            <text:p>0.0144720078</text:p>
          </table:table-cell>
          <table:table-cell office:value-type="float" office:value="3.39045596123">
            <text:p>3.3904559612</text:p>
          </table:table-cell>
          <table:table-cell office:value-type="float" office:value="2.21232199669">
            <text:p>2.2123219967</text:p>
          </table:table-cell>
          <table:table-cell office:value-type="float" office:value="0.0335261821747">
            <text:p>0.0335261822</text:p>
          </table:table-cell>
          <table:table-cell office:value-type="float" office:value="0.37767291069">
            <text:p>0.3776729107</text:p>
          </table:table-cell>
          <table:table-cell office:value-type="float" office:value="0.0277819633484">
            <text:p>0.0277819633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10000">
            <text:p>100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4.05944108963">
            <text:p>4.0594410896</text:p>
          </table:table-cell>
          <table:table-cell table:style-name="ce7" office:value-type="float" office:value="0.562863111496">
            <text:p>0.5628631115</text:p>
          </table:table-cell>
          <table:table-cell table:style-name="ce7" office:value-type="float" office:value="0.0107440948486">
            <text:p>0.0107440948</text:p>
          </table:table-cell>
          <table:table-cell/>
          <table:table-cell table:style-name="ce7" office:value-type="float" office:value="10000">
            <text:p>1000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0.0423800945282">
            <text:p>0.0423800945</text:p>
          </table:table-cell>
          <table:table-cell table:style-name="ce7" office:value-type="float" office:value="5.71952295303">
            <text:p>5.719522953</text:p>
          </table:table-cell>
          <table:table-cell table:style-name="ce7" office:value-type="float" office:value="0.734663009644">
            <text:p>0.7346630096</text:p>
          </table:table-cell>
          <table:table-cell table:style-name="ce16" office:value-type="float" office:value="0.0111629962921">
            <text:p>0.0111629963</text:p>
          </table:table-cell>
          <table:table-cell table:style-name="ce16" office:value-type="float" office:value="0.20853304863">
            <text:p>0.2085330486</text:p>
          </table:table-cell>
          <table:table-cell table:style-name="ce16" office:value-type="float" office:value="0.0178289413452">
            <text:p>0.0178289413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4.05944108963">
            <text:p>4.0594410896</text:p>
          </table:table-cell>
          <table:table-cell office:value-type="float" office:value="1.73964595795">
            <text:p>1.739645958</text:p>
          </table:table-cell>
          <table:table-cell office:value-type="float" office:value="0.027939081192">
            <text:p>0.027939081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50">
            <text:p>150</text:p>
          </table:table-cell>
          <table:table-cell office:value-type="float" office:value="0.0423800945282">
            <text:p>0.0423800945</text:p>
          </table:table-cell>
          <table:table-cell office:value-type="float" office:value="5.71952295303">
            <text:p>5.719522953</text:p>
          </table:table-cell>
          <table:table-cell office:value-type="float" office:value="1.80969715118">
            <text:p>1.8096971512</text:p>
          </table:table-cell>
          <table:table-cell office:value-type="float" office:value="0.0466079711914">
            <text:p>0.0466079712</text:p>
          </table:table-cell>
          <table:table-cell office:value-type="float" office:value="0.630638837814">
            <text:p>0.6306388378</text:p>
          </table:table-cell>
          <table:table-cell office:value-type="float" office:value="0.0323491096497">
            <text:p>0.0323491096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4.05944108963">
            <text:p>4.0594410896</text:p>
          </table:table-cell>
          <table:table-cell office:value-type="float" office:value="2.84641098976">
            <text:p>2.8464109898</text:p>
          </table:table-cell>
          <table:table-cell office:value-type="float" office:value="0.0433268547058">
            <text:p>0.0433268547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50">
            <text:p>250</text:p>
          </table:table-cell>
          <table:table-cell office:value-type="float" office:value="0.0423800945282">
            <text:p>0.0423800945</text:p>
          </table:table-cell>
          <table:table-cell office:value-type="float" office:value="5.71952295303">
            <text:p>5.719522953</text:p>
          </table:table-cell>
          <table:table-cell office:value-type="float" office:value="3.25797796249">
            <text:p>3.2579779625</text:p>
          </table:table-cell>
          <table:table-cell office:value-type="float" office:value="0.0427479743958">
            <text:p>0.0427479744</text:p>
          </table:table-cell>
          <table:table-cell office:value-type="float" office:value="1.01983904839">
            <text:p>1.0198390484</text:p>
          </table:table-cell>
          <table:table-cell office:value-type="float" office:value="0.0457119941711">
            <text:p>0.0457119942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15000">
            <text:p>150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6.55504798889">
            <text:p>6.5550479889</text:p>
          </table:table-cell>
          <table:table-cell table:style-name="ce7" office:value-type="float" office:value="0.805962085724">
            <text:p>0.8059620857</text:p>
          </table:table-cell>
          <table:table-cell table:style-name="ce7" office:value-type="float" office:value="0.0156309604645">
            <text:p>0.0156309605</text:p>
          </table:table-cell>
          <table:table-cell/>
          <table:table-cell table:style-name="ce7" office:value-type="float" office:value="15000">
            <text:p>1500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0.0732419490814">
            <text:p>0.0732419491</text:p>
          </table:table-cell>
          <table:table-cell table:style-name="ce7" office:value-type="float" office:value="8.42189097404">
            <text:p>8.421890974</text:p>
          </table:table-cell>
          <table:table-cell table:style-name="ce7" office:value-type="float" office:value="0.925449132919">
            <text:p>0.9254491329</text:p>
          </table:table-cell>
          <table:table-cell table:style-name="ce16" office:value-type="float" office:value="0.0163469314575">
            <text:p>0.0163469315</text:p>
          </table:table-cell>
          <table:table-cell table:style-name="ce16" office:value-type="float" office:value="0.35906791687">
            <text:p>0.3590679169</text:p>
          </table:table-cell>
          <table:table-cell table:style-name="ce16" office:value-type="float" office:value="0.0263948440552">
            <text:p>0.0263948441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6.55504798889">
            <text:p>6.5550479889</text:p>
          </table:table-cell>
          <table:table-cell office:value-type="float" office:value="2.39935302734">
            <text:p>2.3993530273</text:p>
          </table:table-cell>
          <table:table-cell office:value-type="float" office:value="0.0378530025482">
            <text:p>0.0378530025</text:p>
          </table:table-cell>
          <table:table-cell/>
          <table:table-cell office:value-type="float" office:value="15000">
            <text:p>15000</text:p>
          </table:table-cell>
          <table:table-cell office:value-type="float" office:value="150">
            <text:p>150</text:p>
          </table:table-cell>
          <table:table-cell office:value-type="float" office:value="0.0732419490814">
            <text:p>0.0732419491</text:p>
          </table:table-cell>
          <table:table-cell office:value-type="float" office:value="8.42189097404">
            <text:p>8.421890974</text:p>
          </table:table-cell>
          <table:table-cell office:value-type="float" office:value="1.65365791321">
            <text:p>1.6536579132</text:p>
          </table:table-cell>
          <table:table-cell office:value-type="float" office:value="0.0419540405273">
            <text:p>0.0419540405</text:p>
          </table:table-cell>
          <table:table-cell office:value-type="float" office:value="1.00223493576">
            <text:p>1.0022349358</text:p>
          </table:table-cell>
          <table:table-cell office:value-type="float" office:value="0.0451481342316">
            <text:p>0.0451481342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6.55504798889">
            <text:p>6.5550479889</text:p>
          </table:table-cell>
          <table:table-cell office:value-type="float" office:value="3.22213697433">
            <text:p>3.2221369743</text:p>
          </table:table-cell>
          <table:table-cell office:value-type="float" office:value="0.0573511123657">
            <text:p>0.0573511124</text:p>
          </table:table-cell>
          <table:table-cell/>
          <table:table-cell office:value-type="float" office:value="15000">
            <text:p>15000</text:p>
          </table:table-cell>
          <table:table-cell office:value-type="float" office:value="250">
            <text:p>250</text:p>
          </table:table-cell>
          <table:table-cell office:value-type="float" office:value="0.0732419490814">
            <text:p>0.0732419491</text:p>
          </table:table-cell>
          <table:table-cell office:value-type="float" office:value="8.42189097404">
            <text:p>8.421890974</text:p>
          </table:table-cell>
          <table:table-cell office:value-type="float" office:value="2.86359500885">
            <text:p>2.8635950089</text:p>
          </table:table-cell>
          <table:table-cell office:value-type="float" office:value="0.0654830932617">
            <text:p>0.0654830933</text:p>
          </table:table-cell>
          <table:table-cell office:value-type="float" office:value="1.71171188354">
            <text:p>1.7117118835</text:p>
          </table:table-cell>
          <table:table-cell office:value-type="float" office:value="0.0645592212677">
            <text:p>0.0645592213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7" office:value-type="float" office:value="260486">
            <text:p>260486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170.165502071">
            <text:p>170.165502071</text:p>
          </table:table-cell>
          <table:table-cell table:style-name="ce7" office:value-type="float" office:value="1.2732861042">
            <text:p>1.2732861042</text:p>
          </table:table-cell>
          <table:table-cell table:style-name="ce7" office:value-type="float" office:value="0.0574979782104">
            <text:p>0.0574979782</text:p>
          </table:table-cell>
          <table:table-cell/>
          <table:table-cell table:style-name="ce7" office:value-type="float" office:value="260486">
            <text:p>26048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.71520400047">
            <text:p>3.7152040005</text:p>
          </table:table-cell>
          <table:table-cell table:style-name="ce7" office:value-type="float" office:value="159.397737026">
            <text:p>159.397737026</text:p>
          </table:table-cell>
          <table:table-cell table:style-name="ce7" office:value-type="float" office:value="6.17732095718">
            <text:p>6.1773209572</text:p>
          </table:table-cell>
          <table:table-cell table:style-name="ce7" office:value-type="float" office:value="0.0591771602631">
            <text:p>0.0591771603</text:p>
          </table:table-cell>
          <table:table-cell table:style-name="ce7" office:value-type="float" office:value="10.0605149269">
            <text:p>10.0605149269</text:p>
          </table:table-cell>
          <table:table-cell table:style-name="ce7" office:value-type="float" office:value="0.487844944">
            <text:p>0.487844944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170.165502071">
            <text:p>170.165502071</text:p>
          </table:table-cell>
          <table:table-cell office:value-type="float" office:value="23.4219491482">
            <text:p>23.4219491482</text:p>
          </table:table-cell>
          <table:table-cell office:value-type="float" office:value="0.1504778862">
            <text:p>0.1504778862</text:p>
          </table:table-cell>
          <table:table-cell/>
          <table:table-cell office:value-type="float" office:value="260486">
            <text:p>260486</text:p>
          </table:table-cell>
          <table:table-cell office:value-type="float" office:value="150">
            <text:p>150</text:p>
          </table:table-cell>
          <table:table-cell office:value-type="float" office:value="3.71520400047">
            <text:p>3.7152040005</text:p>
          </table:table-cell>
          <table:table-cell office:value-type="float" office:value="159.397737026">
            <text:p>159.397737026</text:p>
          </table:table-cell>
          <table:table-cell office:value-type="float" office:value="19.0257298946">
            <text:p>19.0257298946</text:p>
          </table:table-cell>
          <table:table-cell office:value-type="float" office:value="0.318315982819">
            <text:p>0.3183159828</text:p>
          </table:table-cell>
          <table:table-cell office:value-type="float" office:value="30.5494909286">
            <text:p>30.5494909286</text:p>
          </table:table-cell>
          <table:table-cell office:value-type="float" office:value="0.718204021454">
            <text:p>0.7182040215</text:p>
          </table:table-cell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170.165502071">
            <text:p>170.165502071</text:p>
          </table:table-cell>
          <table:table-cell office:value-type="float" office:value="31.6523640156">
            <text:p>31.6523640156</text:p>
          </table:table-cell>
          <table:table-cell office:value-type="float" office:value="0.243646860123">
            <text:p>0.2436468601</text:p>
          </table:table-cell>
          <table:table-cell/>
          <table:table-cell office:value-type="float" office:value="260486">
            <text:p>260486</text:p>
          </table:table-cell>
          <table:table-cell office:value-type="float" office:value="250">
            <text:p>250</text:p>
          </table:table-cell>
          <table:table-cell office:value-type="float" office:value="3.71520400047">
            <text:p>3.7152040005</text:p>
          </table:table-cell>
          <table:table-cell office:value-type="float" office:value="159.397737026">
            <text:p>159.397737026</text:p>
          </table:table-cell>
          <table:table-cell office:value-type="float" office:value="24.7254168987">
            <text:p>24.7254168987</text:p>
          </table:table-cell>
          <table:table-cell office:value-type="float" office:value="0.280023813248">
            <text:p>0.2800238132</text:p>
          </table:table-cell>
          <table:table-cell office:value-type="float" office:value="49.8416979313">
            <text:p>49.8416979313</text:p>
          </table:table-cell>
          <table:table-cell office:value-type="float" office:value="0.978348970413">
            <text:p>0.9783489704</text:p>
          </table:table-cell>
        </table:table-row>
        <table:table-row table:style-name="ro7" table:number-rows-repeated="3">
          <table:table-cell table:style-name="ce1" table:number-columns-repeated="9"/>
          <table:table-cell table:number-columns-repeated="9"/>
        </table:table-row>
        <table:table-row table:style-name="ro7" table:number-rows-repeated="1048533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Sheet2" table:style-name="ta1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3-03-12T19:18:12</meta:creation-date>
    <meta:generator>LibreOffice/3.5$Linux_X86_64 LibreOffice_project/350m1$Build-2</meta:generator>
    <dc:date>2013-04-02T16:35:07</dc:date>
    <dc:creator>bao </dc:creator>
    <meta:editing-duration>P4DT1H39M44S</meta:editing-duration>
    <meta:editing-cycles>5</meta:editing-cycles>
    <meta:document-statistic meta:table-count="3" meta:cell-count="458" meta:object-count="0"/>
  </office:meta>
</office:document-meta>
</file>